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3A0000006E5151B2A02905455C.png" manifest:media-type="image/png"/>
  <manifest:file-entry manifest:full-path="Pictures/10000000000003540000012087EE65BB2379192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Piano-title">
      <style:graphic-properties fo:min-height="3.506cm"/>
      <style:paragraph-properties style:writing-mode="lr-tb"/>
    </style:style>
    <style:style style:name="pr2" style:family="presentation" style:parent-style-name="Piano-subtitle">
      <style:graphic-properties draw:fill-color="#ffffff" fo:min-height="6.234cm"/>
      <style:paragraph-properties style:writing-mode="lr-tb"/>
    </style:style>
    <style:style style:name="pr3" style:family="presentation" style:parent-style-name="Piano-notes">
      <style:graphic-properties draw:fill-color="#ffffff" fo:min-height="13.364cm"/>
      <style:paragraph-properties style:writing-mode="lr-tb"/>
    </style:style>
    <style:style style:name="pr4" style:family="presentation" style:parent-style-name="Piano1-title">
      <style:graphic-properties fo:min-height="2.353cm"/>
      <style:paragraph-properties style:writing-mode="lr-tb"/>
    </style:style>
    <style:style style:name="pr5" style:family="presentation" style:parent-style-name="Piano1-outline1">
      <style:graphic-properties fo:min-height="11.929cm"/>
      <style:paragraph-properties style:writing-mode="lr-tb"/>
    </style:style>
    <style:style style:name="pr6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margin-top="0.5cm" fo:margin-bottom="0cm" fo:text-align="center"/>
    </style:style>
    <style:style style:name="P6" style:family="paragraph">
      <style:paragraph-properties fo:margin-top="0.5cm" fo:margin-bottom="0cm" fo:text-align="start"/>
    </style:style>
    <style:style style:name="P7" style:family="paragraph">
      <style:paragraph-properties fo:margin-top="0.5cm" fo:margin-bottom="0cm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madeus</text:p>
          </draw:text-box>
        </draw:frame>
        <draw:frame presentation:style-name="pr2" draw:text-style-name="P1" draw:layer="layout" svg:width="25.199cm" svg:height="6.234cm" svg:x="1.4cm" svg:y="4.914cm" presentation:class="subtitle" presentation:user-transformed="true">
          <draw:text-box>
            <text:p>Dragan Arsic SW-5/2018<text:line-break/>Natasa Rajtarov SW-2/2018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4" draw:layer="layout" svg:width="25.199cm" svg:height="2.353cm" svg:x="1cm" svg:y="0.137cm" presentation:class="title">
          <draw:text-box>
            <text:p>Generisanje game muzike na osnovu slike</text:p>
          </draw:text-box>
        </draw:frame>
        <draw:frame presentation:style-name="pr5" draw:layer="layout" svg:width="6.858cm" svg:height="6.262cm" svg:x="0cm" svg:y="2.374cm" presentation:class="outline" presentation:user-transformed="true">
          <draw:text-box>
            <text:list text:style-name="L2">
              <text:list-header>
                <text:p text:style-name="P2"><text:span text:style-name="T1">Uvod</text:span></text:p>
              </text:list-header>
              <text:list-item>
                <text:p><text:span text:style-name="T2">Cilj programa je da na osnovu </text:span><text:span text:style-name="T2">slike igrice generiše muziku. </text:span><text:span text:style-name="T2">Program je podeljen na 2 </text:span><text:span text:style-name="T2">dela, gde jedan služi za </text:span><text:span text:style-name="T2">generisanje početne muzike </text:span><text:span text:style-name="T2">na osnovu slike, a drugi na </text:span><text:span text:style-name="T2">osnovu početne muzike </text:span><text:span text:style-name="T2">generiše ostatak muzike.</text:span></text:p>
              </text:list-item>
              <text:list-item>
                <text:p><text:span text:style-name="T2">Muzika se generise u formi </text:span><text:span text:style-name="T2">MIDI file-ova</text:span></text:p>
              </text:list-item>
            </text:list>
          </draw:text-box>
        </draw:frame>
        <draw:frame draw:style-name="gr2" draw:text-style-name="P3" draw:layer="layout" svg:width="0.502cm" svg:height="0.962cm" svg:x="13.97cm" svg:y="4.064cm">
          <draw:text-box>
            <text:p/>
          </draw:text-box>
        </draw:frame>
        <draw:frame presentation:style-name="pr5" draw:layer="layout" svg:width="6.858cm" svg:height="9.652cm" svg:x="0cm" svg:y="8.89cm" presentation:class="outline" presentation:user-transformed="true">
          <draw:text-box>
            <text:list text:style-name="L2">
              <text:list-header>
                <text:p text:style-name="P2"><text:span text:style-name="T1">Skup podataka</text:span></text:p>
              </text:list-header>
              <text:list-item>
                <text:p><text:span text:style-name="T2">Za skup podataka smo </text:span><text:span text:style-name="T2">"scrap-ovali" sa sledeca dva </text:span><text:span text:style-name="T2">sajta</text:span></text:p>
              </text:list-item>
              <text:list-item>
                <text:p><text:span text:style-name="T2">https://www.vgmusic.com/ - </text:span><text:span text:style-name="T2">za MIDI file-ove</text:span></text:p>
              </text:list-item>
              <text:list-item>
                <text:p><text:span text:style-name="T2">https://www.giantbomb.com/ - </text:span><text:span text:style-name="T2">za slike</text:span></text:p>
              </text:list-item>
              <text:list-item>
                <text:p><text:span text:style-name="T2">ukupno 4.1GB podataka</text:span></text:p>
              </text:list-item>
              <text:list-item>
                <text:p><text:span text:style-name="T2">MIDI file-ove smo pokupili </text:span><text:span text:style-name="T2">tako sto smo svaku pesmu </text:span><text:span text:style-name="T2">skinuli pomocu seleniuma</text:span></text:p>
              </text:list-item>
              <text:list-item>
                <text:p><text:span text:style-name="T2">dok smo slike pokupili tako </text:span><text:span text:style-name="T2">sto bi vrsili pretragu na </text:span><text:span text:style-name="T2">"giantbomb" sajtu sa imenom </text:span><text:span text:style-name="T2">igrice, nakon cega bi skinuli </text:span><text:span text:style-name="T2">slike iz rezultata – naravno </text:span><text:span text:style-name="T2">koristeci Selenium</text:span></text:p>
              </text:list-item>
            </text:list>
          </draw:text-box>
        </draw:frame>
        <draw:frame presentation:style-name="pr5" draw:layer="layout" svg:width="12.7cm" svg:height="15.544cm" svg:x="7.112cm" svg:y="2.49cm" presentation:class="outline" presentation:user-transformed="true">
          <draw:text-box>
            <text:list text:style-name="L2">
              <text:list-header>
                <text:p text:style-name="P2"><text:span text:style-name="T1">Metodologija</text:span></text:p>
              </text:list-header>
              <text:list-item>
                <text:p text:style-name="P2"><text:span text:style-name="T3">MIDI transformacije</text:span></text:p>
              </text:list-item>
              <text:list-item>
                <text:p text:style-name="P4"><text:span text:style-name="T4"><text:a xlink:href="https://github.com/m13253/midi-track-merge" xlink:type="simple">Transformacija</text:a></text:span><text:span text:style-name="T4"><text:s/>MIDI tip 1 file-ova u tip 0</text:span></text:p>
              </text:list-item>
              <text:list-item>
                <text:p text:style-name="P4"><text:span text:style-name="T4"><text:a xlink:href="https://github.com/timwedde/py_midicsv" xlink:type="simple">Transformacija</text:a></text:span><text:span text:style-name="T4"><text:s/>MIDI u tekst</text:span></text:p>
              </text:list-item>
              <text:list-item>
                <text:p text:style-name="P4"><text:span text:style-name="T4">Normalizacija podataka – tempo, </text:span><text:span text:style-name="T4">otkucaj, jacina zvuka</text:span></text:p>
              </text:list-item>
              <text:list-item>
                <text:p text:style-name="P4"><text:span text:style-name="T4">Izbacivanje bespotrebnih metapodatka</text:span></text:p>
              </text:list-item>
              <text:list-item>
                <text:p text:style-name="P4"><text:span text:style-name="T4">Uproscavanje I svodjenje MIDI-ja na 2 </text:span><text:span text:style-name="T4">instrukcije</text:span></text:p>
              </text:list-item>
              <text:list-item>
                <text:p text:style-name="P4"><text:span text:style-name="T4">Kompresija I svodjenje MIDI-ja na 2 </text:span><text:span text:style-name="T4">instrukcije – vremensku I notnu.</text:span></text:p>
              </text:list-item>
              <text:list-item>
                <text:p text:style-name="P5"><text:span text:style-name="T3">Slika u tekst</text:span></text:p>
              </text:list-item>
              <text:list-item>
                <text:p text:style-name="P6"><text:span text:style-name="T4">Korišten je model koji uči da generise </text:span><text:span text:style-name="T4">tekst (note) na osnovu slike. Korišten je </text:span><text:span text:style-name="T4">dropout 0.5, 2 dense sloja i LSTM <text:s/>sloj </text:span><text:span text:style-name="T4">za rekurentnu mrezu. Aktivaciona </text:span><text:span text:style-name="T4">funkcija je bila relu, dok za poslednji sloj </text:span><text:span text:style-name="T4">je korišten softmax.</text:span></text:p>
              </text:list-item>
              <text:list-item>
                <text:p text:style-name="P6"><text:span text:style-name="T4">Mreza bi od slike generisala </text:span><text:span text:style-name="T4">kompresovanu verziju MIDI file-a koja bi </text:span><text:span text:style-name="T4">sluzila kao input za GPT-2 mrezu </text:span></text:p>
              </text:list-item>
              <text:list-item>
                <text:p text:style-name="P5"><text:span text:style-name="T3">GPT-2</text:span></text:p>
              </text:list-item>
              <text:list-item>
                <text:p text:style-name="P6"><text:span text:style-name="T4">Za generisanje pesme iz pocetnih nota </text:span><text:span text:style-name="T4">pesme (generisane od strane prethodne </text:span><text:span text:style-name="T4">mreze), koristili smo vec implementiranu </text:span><text:span text:style-name="T4"><text:a xlink:href="https://github.com/minimaxir/gpt-2-simple" xlink:type="simple">GPT-2 mrezu</text:a></text:span><text:span text:style-name="T4"><text:s/>sa pretreniranim modelom </text:span><text:span text:style-name="T4">od 124MB sa jos dodatnim fine-</text:span><text:span text:style-name="T4">tuningom nad nasim skupom podataka</text:span></text:p>
              </text:list-item>
              <text:list-item>
                <text:p text:style-name="P6"><text:span text:style-name="T4">Parametri koje smo koristili su - </text:span><text:span text:style-name="T4">Temperature=0.7, top_k=0, n_samples= </text:span><text:span text:style-name="T4">1, batch_size=1.</text:span></text:p>
              </text:list-item>
              <text:list-item>
                <text:p text:style-name="P6"><text:span text:style-name="T4">Nakon generisanja kompresovane </text:span><text:span text:style-name="T4">verzije, file bi se dekompresovao, zatim </text:span><text:span text:style-name="T4">pretvorio iz teksta u MIDI. </text:span></text:p>
              </text:list-item>
            </text:list>
          </draw:text-box>
        </draw:frame>
        <draw:frame presentation:style-name="pr5" draw:layer="layout" svg:width="8.128cm" svg:height="15.406cm" svg:x="19.812cm" svg:y="2.374cm" presentation:class="outline" presentation:user-transformed="true">
          <draw:text-box>
            <text:list text:style-name="L2">
              <text:list-header>
                <text:p text:style-name="P2"><text:span text:style-name="T1">Rezultati I zakljucak</text:span></text:p>
              </text:list-header>
              <text:list-item>
                <text:p><text:span text:style-name="T2">Sistem uspesno generise </text:span><text:span text:style-name="T2">muziku koja ima ritmickog </text:span><text:span text:style-name="T2">smisla I nije bolna za slusanje</text:span></text:p>
              </text:list-item>
              <text:list-item>
                <text:p><text:span text:style-name="T2">Sistem znacajno bolje </text:span><text:span text:style-name="T2">generise kracu muziku – do </text:span><text:span text:style-name="T2">30 sekundi – nego duzu</text:span></text:p>
              </text:list-item>
              <text:list-item>
                <text:p><text:span text:style-name="T2">Kod odredjenih kombinacija </text:span><text:span text:style-name="T2">nota, GPT-2 upadne u “loop” </text:span><text:span text:style-name="T2">gde ih konstantno ponavlja </text:span><text:span text:style-name="T2">inkrementirajuci jacinu zvuka </text:span><text:span text:style-name="T2">svaki put.</text:span></text:p>
              </text:list-item>
              <text:list-item>
                <text:p text:style-name="P7"><text:span text:style-name="T2">GPT-2 nije najbolji izbor, bilo </text:span><text:span text:style-name="T2">bi bolje da smo koristili </text:span><text:span text:style-name="T2">regresioni model koji je </text:span><text:span text:style-name="T2">predvidjen da barata </text:span><text:span text:style-name="T2">muzikom I ima “bolji osecaj za </text:span><text:span text:style-name="T2">vreme”</text:span></text:p>
              </text:list-item>
              <text:list-item>
                <text:p text:style-name="P7"><text:span text:style-name="T2">Sistem bi se bolje ponasao </text:span><text:span text:style-name="T2">kada bi imali dovoljno resursa </text:span><text:span text:style-name="T2">da iskoristimo sve nase </text:span><text:span text:style-name="T2">podatke za treniranj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shrink-to-fit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top="0.4cm" fo:margin-bottom="0cm"/>
      <style:text-properties fo:font-size="28pt" style:font-size-asian="28pt" style:font-size-complex="28pt"/>
    </style:style>
    <style:style style:name="Piano-outline3" style:family="presentation" style:parent-style-name="Piano-outline2">
      <style:paragraph-properties fo:margin-top="0.3cm" fo:margin-bottom="0cm"/>
      <style:text-properties fo:font-size="24pt" style:font-size-asian="24pt" style:font-size-complex="24pt"/>
    </style:style>
    <style:style style:name="Piano-outline4" style:family="presentation" style:parent-style-name="Piano-outline3">
      <style:paragraph-properties fo:margin-top="0.2cm" fo:margin-bottom="0cm"/>
      <style:text-properties fo:font-size="20pt" style:font-size-asian="20pt" style:font-size-complex="20pt"/>
    </style:style>
    <style:style style:name="Piano-outline5" style:family="presentation" style:parent-style-name="Piano-outline4">
      <style:paragraph-properties fo:margin-top="0.1cm" fo:margin-bottom="0cm"/>
      <style:text-properties fo:font-size="20pt" style:font-size-asian="20pt" style:font-size-complex="20pt"/>
    </style:style>
    <style:style style:name="Piano-outline6" style:family="presentation" style:parent-style-name="Piano-outline5">
      <style:paragraph-properties fo:margin-top="0.1cm" fo:margin-bottom="0cm"/>
      <style:text-properties fo:font-size="20pt" style:font-size-asian="20pt" style:font-size-complex="20pt"/>
    </style:style>
    <style:style style:name="Piano-outline7" style:family="presentation" style:parent-style-name="Piano-outline6">
      <style:paragraph-properties fo:margin-top="0.1cm" fo:margin-bottom="0cm"/>
      <style:text-properties fo:font-size="20pt" style:font-size-asian="20pt" style:font-size-complex="20pt"/>
    </style:style>
    <style:style style:name="Piano-outline8" style:family="presentation" style:parent-style-name="Piano-outline7">
      <style:paragraph-properties fo:margin-top="0.1cm" fo:margin-bottom="0cm"/>
      <style:text-properties fo:font-size="20pt" style:font-size-asian="20pt" style:font-size-complex="20pt"/>
    </style:style>
    <style:style style:name="Piano-outline9" style:family="presentation" style:parent-style-name="Piano-outline8">
      <style:paragraph-properties fo:margin-top="0.1cm" fo:margin-bottom="0cm"/>
      <style:text-properties fo:font-size="20pt" style:font-size-asian="20pt" style:font-size-complex="20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shrink-to-fit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top="0.4cm" fo:margin-bottom="0cm"/>
      <style:text-properties fo:font-size="28pt" style:font-size-asian="28pt" style:font-size-complex="28pt"/>
    </style:style>
    <style:style style:name="Piano1-outline3" style:family="presentation" style:parent-style-name="Piano1-outline2">
      <style:paragraph-properties fo:margin-top="0.3cm" fo:margin-bottom="0cm"/>
      <style:text-properties fo:font-size="24pt" style:font-size-asian="24pt" style:font-size-complex="24pt"/>
    </style:style>
    <style:style style:name="Piano1-outline4" style:family="presentation" style:parent-style-name="Piano1-outline3">
      <style:paragraph-properties fo:margin-top="0.2cm" fo:margin-bottom="0cm"/>
      <style:text-properties fo:font-size="20pt" style:font-size-asian="20pt" style:font-size-complex="20pt"/>
    </style:style>
    <style:style style:name="Piano1-outline5" style:family="presentation" style:parent-style-name="Piano1-outline4">
      <style:paragraph-properties fo:margin-top="0.1cm" fo:margin-bottom="0cm"/>
      <style:text-properties fo:font-size="20pt" style:font-size-asian="20pt" style:font-size-complex="20pt"/>
    </style:style>
    <style:style style:name="Piano1-outline6" style:family="presentation" style:parent-style-name="Piano1-outline5">
      <style:paragraph-properties fo:margin-top="0.1cm" fo:margin-bottom="0cm"/>
      <style:text-properties fo:font-size="20pt" style:font-size-asian="20pt" style:font-size-complex="20pt"/>
    </style:style>
    <style:style style:name="Piano1-outline7" style:family="presentation" style:parent-style-name="Piano1-outline6">
      <style:paragraph-properties fo:margin-top="0.1cm" fo:margin-bottom="0cm"/>
      <style:text-properties fo:font-size="20pt" style:font-size-asian="20pt" style:font-size-complex="20pt"/>
    </style:style>
    <style:style style:name="Piano1-outline8" style:family="presentation" style:parent-style-name="Piano1-outline7">
      <style:paragraph-properties fo:margin-top="0.1cm" fo:margin-bottom="0cm"/>
      <style:text-properties fo:font-size="20pt" style:font-size-asian="20pt" style:font-size-complex="20pt"/>
    </style:style>
    <style:style style:name="Piano1-outline9" style:family="presentation" style:parent-style-name="Piano1-outline8">
      <style:paragraph-properties fo:margin-top="0.1cm" fo:margin-bottom="0cm"/>
      <style:text-properties fo:font-size="20pt" style:font-size-asian="20pt" style:font-size-complex="20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2.544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11.769cm" fo:min-width="28cm"/>
    </style:style>
    <style:style style:name="Mpr2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3.506cm" fo:min-width="25.199cm" fo:padding-top="0cm" fo:padding-bottom="0cm" fo:padding-left="0cm" fo:padding-right="0cm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2.438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-color="#000000" draw:textarea-vertical-align="middle" draw:auto-grow-height="false" fo:min-height="2.399cm" fo:min-width="28cm"/>
    </style:style>
    <style:style style:name="Mpr9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opacity="81%"/>
      <style:paragraph-properties fo:text-align="center"/>
    </style:style>
    <style:style style:name="MP10" style:family="paragraph">
      <loext:graphic-properties draw:fill-color="#ffffff" draw:opacity="30%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iano" style:page-layout-name="PM1" draw:style-name="Mdp1">
      <office:forms form:automatic-focus="false" form:apply-design-mode="false"/>
      <draw:frame draw:style-name="Mgr3" draw:text-style-name="MP5" draw:layer="backgroundobjects" svg:width="27.991cm" svg:height="9.464cm" svg:x="0cm" svg:y="11.582cm">
        <draw:image xlink:href="Pictures/10000000000003540000012087EE65BB23791921.png" xlink:type="simple" xlink:show="embed" xlink:actuate="onLoad" loext:mime-type="image/png">
          <text:p/>
        </draw:image>
      </draw:frame>
      <draw:custom-shape presentation:style-name="Mpr1" draw:text-style-name="MP6" draw:layer="backgroundobjects" svg:width="28cm" svg:height="11.769cm" svg:x="0cm" svg:y="0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3.506cm" svg:x="1.4cm" svg:y="0.837cm" presentation:class="title" presentation:placeholder="true">
        <draw:text-box/>
      </draw:frame>
      <draw:frame presentation:style-name="Piano-outline1" draw:layer="backgroundobjects" svg:width="25.199cm" svg:height="6.234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9" draw:layer="backgroundobjects" svg:width="25.199cm" svg:height="3.506cm" svg:x="1.4cm" svg:y="0.812cm">
        <text:p/>
        <draw:enhanced-geometry svg:viewBox="0 0 21600 21600" draw:type="rectangle" draw:enhanced-path="M 0 0 L 21600 0 21600 21600 0 21600 0 0 Z N"/>
      </draw:custom-shape>
      <draw:custom-shape draw:style-name="Mgr4" draw:text-style-name="MP10" draw:layer="backgroundobjects" svg:width="24.468cm" svg:height="2.794cm" svg:x="1.694cm" svg:y="1.074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draw:custom-shape presentation:style-name="Mpr6" draw:text-style-name="MP11" draw:layer="backgroundobjects" svg:width="28cm" svg:height="2.438cm" svg:x="0cm" svg:y="18.593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8" draw:text-style-name="MP11" draw:layer="backgroundobjects" svg:width="28cm" svg:height="2.399cm" svg:x="0cm" svg:y="0cm">
        <text:p/>
        <draw:enhanced-geometry svg:viewBox="0 0 21600 21600" draw:type="rectangle" draw:enhanced-path="M 0 0 L 21600 0 21600 21600 0 21600 0 0 Z N"/>
      </draw:custom-shape>
      <draw:frame draw:style-name="Mgr5" draw:text-style-name="MP5" draw:layer="backgroundobjects" svg:width="17.483cm" svg:height="2.327cm" svg:x="10.244cm" svg:y="16.593cm">
        <draw:image xlink:href="Pictures/100002010000033A0000006E5151B2A02905455C.png" xlink:type="simple" xlink:show="embed" xlink:actuate="onLoad" loext:mime-type="image/png">
          <text:p/>
        </draw:image>
      </draw:frame>
      <draw:frame presentation:style-name="Piano1-title" draw:layer="backgroundobjects" svg:width="25.199cm" svg:height="2.353cm" svg:x="1cm" svg:y="0.137cm" presentation:class="title" presentation:placeholder="true">
        <draw:text-box/>
      </draw:frame>
      <presentation:notes style:page-layout-name="PM0"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1T14:13:53.716835653</meta:creation-date>
    <meta:editing-duration>PT14M55S</meta:editing-duration>
    <meta:editing-cycles>7</meta:editing-cycles>
    <meta:generator>LibreOffice/6.4.7.2$Linux_X86_64 LibreOffice_project/40$Build-2</meta:generator>
    <dc:title>Piano</dc:title>
    <dc:date>2022-07-01T16:02:38.025125990</dc:date>
    <meta:document-statistic meta:object-count="51"/>
  </office:meta>
</office:document-meta>
</file>